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rtel Sans" svg:font-family="'Martel Sans', Arial, Helvetica, sans-serif"/>
    <style:font-face style:name="Roboto Slab" svg:font-family="'Roboto Slab', Garamond, serif"/>
    <style:font-face style:name="inherit" svg:font-family="inherit"/>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20fa41"/>
    </style:style>
    <style:style style:name="P2" style:family="paragraph" style:parent-style-name="Standard">
      <style:text-properties officeooo:paragraph-rsid="00229e83"/>
    </style:style>
    <style:style style:name="P3" style:family="paragraph" style:parent-style-name="Standard">
      <style:text-properties style:font-name="Liberation Mono"/>
    </style:style>
    <style:style style:name="P4" style:family="paragraph" style:parent-style-name="Standard">
      <style:text-properties officeooo:paragraph-rsid="0027bfd4"/>
    </style:style>
    <style:style style:name="P5" style:family="paragraph" style:parent-style-name="Standard">
      <style:text-properties officeooo:paragraph-rsid="002bfde5"/>
    </style:style>
    <style:style style:name="P6" style:family="paragraph" style:parent-style-name="Standard">
      <style:text-properties officeooo:paragraph-rsid="002dc945"/>
    </style:style>
    <style:style style:name="P7" style:family="paragraph" style:parent-style-name="Standard">
      <style:text-properties officeooo:paragraph-rsid="00382c65"/>
    </style:style>
    <style:style style:name="P8" style:family="paragraph" style:parent-style-name="Standard">
      <style:text-properties officeooo:paragraph-rsid="003a482b"/>
    </style:style>
    <style:style style:name="P9" style:family="paragraph" style:parent-style-name="Standard">
      <style:text-properties officeooo:rsid="0041f8b7" officeooo:paragraph-rsid="0041f8b7"/>
    </style:style>
    <style:style style:name="P10" style:family="paragraph" style:parent-style-name="Standard">
      <style:text-properties officeooo:rsid="0048a984" officeooo:paragraph-rsid="0048a984"/>
    </style:style>
    <style:style style:name="P11" style:family="paragraph" style:parent-style-name="Standard">
      <style:text-properties officeooo:rsid="00498076" officeooo:paragraph-rsid="00498076"/>
    </style:style>
    <style:style style:name="P12" style:family="paragraph" style:parent-style-name="Standard">
      <style:text-properties officeooo:rsid="004b36c6" officeooo:paragraph-rsid="004b36c6"/>
    </style:style>
    <style:style style:name="P13" style:family="paragraph" style:parent-style-name="Standard">
      <style:text-properties officeooo:rsid="004e4a28" officeooo:paragraph-rsid="004e4a28"/>
    </style:style>
    <style:style style:name="P14" style:family="paragraph" style:parent-style-name="Standard">
      <style:text-properties officeooo:rsid="0052d27b" officeooo:paragraph-rsid="0052d27b"/>
    </style:style>
    <style:style style:name="P15" style:family="paragraph" style:parent-style-name="Standard">
      <style:text-properties officeooo:rsid="00565675" officeooo:paragraph-rsid="00565675"/>
    </style:style>
    <style:style style:name="P1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b36c6" officeooo:paragraph-rsid="004b36c6"/>
    </style:style>
    <style:style style:name="P1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e4a28" officeooo:paragraph-rsid="004e4a28"/>
    </style:style>
    <style:style style:name="T1" style:family="text">
      <style:text-properties officeooo:rsid="0020fa41"/>
    </style:style>
    <style:style style:name="T2" style:family="text">
      <style:text-properties officeooo:rsid="00229e83"/>
    </style:style>
    <style:style style:name="T3" style:family="text">
      <style:text-properties fo:font-variant="normal" fo:text-transform="none" fo:color="#333333" style:text-line-through-style="none" style:text-line-through-type="none" style:font-name="Liberation Mono"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333333" style:text-line-through-style="none" style:text-line-through-type="none" style:font-name="Liberation Mono" fo:font-size="12pt" fo:letter-spacing="normal" fo:font-style="normal" style:text-underline-style="none" fo:font-weight="normal" style:font-size-asian="12pt" style:font-style-asian="normal" style:font-weight-asian="normal" style:font-size-complex="12pt" style:font-style-complex="normal" style:font-weight-complex="normal" loext:padding="0in" loext:border="none"/>
    </style:style>
    <style:style style:name="T5" style:family="text">
      <style:text-properties style:font-name="Liberation Mono"/>
    </style:style>
    <style:style style:name="T6" style:family="text">
      <style:text-properties officeooo:rsid="0027bfd4"/>
    </style:style>
    <style:style style:name="T7" style:family="text">
      <style:text-properties officeooo:rsid="002dc945"/>
    </style:style>
    <style:style style:name="T8" style:family="text">
      <style:text-properties officeooo:rsid="00382c65"/>
    </style:style>
    <style:style style:name="T9" style:family="text">
      <style:text-properties officeooo:rsid="003a48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ws api key: </text:span><text:span text:style-name="Source_20_Text">9413e23f61794c49a2fb7442a6d70e7a</text:span></text:p>
      <text:p text:style-name="P1"><text:span text:style-name="Source_20_Text"/></text:p>
      <text:p text:style-name="P1"><text:span text:style-name="Source_20_Text"/></text:p>
      <text:p text:style-name="P1"><text:span text:style-name="Source_20_Text">--------------</text:span></text:p>
      <text:p text:style-name="P2"><text:span text:style-name="Source_20_Text"><text:span text:style-name="T2">Atheism</text:span></text:span></text:p>
      <text:p text:style-name="P2"><text:a xlink:type="simple" xlink:href="https://www.atheists.org/activism/resources/about-atheism/" text:style-name="Internet_20_link" text:visited-style-name="Visited_20_Internet_20_Link"><text:span text:style-name="Source_20_Text">https://www.atheists.org/activism/resources/about-atheism/</text:span></text:a></text:p>
      <text:p text:style-name="Standard"><text:span text:style-name="Source_20_Text"><text:span text:style-name="T5">Atheism is one thing: A lack of belief in gods.</text:span></text:span></text:p>
      <text:p text:style-name="Standard"><text:span text:style-name="T3">Atheism is not an affirmative belief that there is no god nor does it answer any other question about what a person believes. It is simply a rejection of the assertion that there are gods. Atheism is too often defined incorrectly as a belief system. </text:span><text:span text:style-name="Strong_20_Emphasis"><text:span text:style-name="T4">To be clear: Atheism is not a disbelief in gods or a denial of gods; it is a lack of belief in gods.</text:span></text:span></text:p>
      <text:p text:style-name="P3">Older dictionaries define atheism as “a belief that there is no God.” Clearly, theistic influence taints these definitions. The fact that dictionaries define Atheism as “there is no God” betrays the (mono)theistic influence. Without the (mono)theistic influence, the definition would at least read “there are no gods.”</text:p>
      <text:p text:style-name="Standard"><text:span text:style-name="Source_20_Text"><text:span text:style-name="T5"/></text:span></text:p>
      <text:p text:style-name="P2"><text:a xlink:type="simple" xlink:href="https://en.wikipedia.org/wiki/Atheism" text:style-name="Internet_20_link" text:visited-style-name="Visited_20_Internet_20_Link"><text:span text:style-name="Source_20_Text">https://en.wikipedia.org/wiki/Atheism</text:span></text:a></text:p>
      <text:p text:style-name="P2"><text:span text:style-name="Source_20_Text"/></text:p>
      <text:p text:style-name="P2"><text:span text:style-name="Source_20_Text">Atheism is, in the broadest sense, an absence of belief in the existence of deities.[1][2][3][4] Less broadly, atheism is a rejection of the belief that any deities exist.[5][6] In an even narrower sense, atheism is specifically the position that there are no deities.[1][2][7][8] Atheism is contrasted with theism,[9][10] which, in its most general form, is the belief that at least one deity exists.[10][11][12]</text:span></text:p>
      <text:p text:style-name="P2"><text:span text:style-name="Source_20_Text"/></text:p>
      <text:p text:style-name="P2"><text:a xlink:type="simple" xlink:href="https://www.atheistalliance.org/about-atheism/what-is-atheism/" text:style-name="Internet_20_link" text:visited-style-name="Visited_20_Internet_20_Link"><text:span text:style-name="Source_20_Text">https://www.atheistalliance.org/about-atheism/what-is-atheism/</text:span></text:a></text:p>
      <text:p text:style-name="P2"><text:span text:style-name="Source_20_Text"/></text:p>
      <text:p text:style-name="P2"><text:span text:style-name="Source_20_Text">This issue is the single biggest misunderstanding about atheism. Fortunately, there is a neat way to show why it’s wrong. A god either exists, or it doesn’t. There are only two possibilities.</text:span></text:p>
      <text:p text:style-name="P2"><text:span text:style-name="Source_20_Text"/></text:p>
      <text:p text:style-name="P2"><text:span text:style-name="Source_20_Text">Now, imagine I’m holding a bag of coins and I claim there’s an even number of coins in the bag. A bag of coins either has an even number of coins or an odd number. Like a god’s existence, there are only two possibilities. If you are not able to check my claim by counting the coins, you won’t know if my claim is true so you should not believe me. But that does not mean that you must believe there is an odd number of coins in the bag. You don’t have the evidence to take a view on it, so you shouldn’t believe either possibility.</text:span></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4"><text:soft-page-break/><text:span text:style-name="Source_20_Text">------------</text:span></text:p>
      <text:p text:style-name="P4"><text:span text:style-name="Source_20_Text"><text:span text:style-name="T6">Hinduism</text:span></text:span></text:p>
      <text:p text:style-name="P4"><text:span text:style-name="Source_20_Text"/></text:p>
      <text:p text:style-name="P4"><text:a xlink:type="simple" xlink:href="https://en.wikipedia.org/wiki/Hinduism" text:style-name="Internet_20_link" text:visited-style-name="Visited_20_Internet_20_Link"><text:span text:style-name="Source_20_Text">https://en.wikipedia.org/wiki/Hinduism</text:span></text:a></text:p>
      <text:p text:style-name="P4"><text:span text:style-name="Source_20_Text"/></text:p>
      <text:p text:style-name="P4"><text:span text:style-name="Source_20_Text">Hinduism is an Indian religion and dharma, or way of life,[note 1] widely practised in the Indian subcontinent and parts of Southeast Asia. Hinduism has been called the oldest religion in the world,[note 2] and some practitioners and scholars refer to it as Sanātana Dharma, "the eternal tradition", or the "eternal way", beyond human history.[4][5] Scholars regard Hinduism as a fusion[note 3] or synthesis[6][note 4] of various Indian cultures and traditions,[7][note 5] with diverse roots[8][note 6] and no founder.[9] This "Hindu synthesis" started to develop between 500 BCE and 300 CE,[10] after the end of the Vedic period (1500 to 500 BCE),[10][11] and flourished in the medieval period, with the decline of Buddhism in India.[12]</text:span></text:p>
      <text:p text:style-name="P4"><text:span text:style-name="Source_20_Text"/></text:p>
      <text:p text:style-name="P4"><text:span text:style-name="Source_20_Text"/></text:p>
      <text:p text:style-name="P4"><text:a xlink:type="simple" xlink:href="https://uri.org/kids/world-religions/hindu-beliefs" text:style-name="Internet_20_link" text:visited-style-name="Visited_20_Internet_20_Link"><text:span text:style-name="Source_20_Text">https://uri.org/kids/world-religions/hindu-beliefs</text:span></text:a></text:p>
      <text:p text:style-name="P4"><text:span text:style-name="Source_20_Text"/></text:p>
      <text:p text:style-name="P4"><text:span text:style-name="Source_20_Text">The fundamental teaching of Hinduism, or Vedanta, is that a human being's basic nature is not confined to the body or the mind. Beyond both of these is the spirit or the spark of God within the soul.</text:span></text:p>
      <text:p text:style-name="P4"><text:span text:style-name="Source_20_Text"/></text:p>
      <text:p text:style-name="P4"><text:span text:style-name="Source_20_Text"/></text:p>
      <text:p text:style-name="P5"><text:a xlink:type="simple" xlink:href="https://www.exploregod.com/what-is-hinduism" text:style-name="Internet_20_link" text:visited-style-name="Visited_20_Internet_20_Link"><text:span text:style-name="Source_20_Text">https://www.exploregod.com/what-is-hinduism</text:span></text:a></text:p>
      <text:p text:style-name="P5"><text:span text:style-name="Source_20_Text"/></text:p>
      <text:p text:style-name="P5"><text:span text:style-name="Source_20_Text">Hindus believe that karma is the foundation of life. It unites all living things and is the defining energy in the universe’s cycle of cause and effect. Karma has been described as the sum or essence of an individual derived from past and present thoughts and actions. It is what you have earned, and therefore it determines your future.</text:span></text:p>
      <text:p text:style-name="P5"><text:span text:style-name="Source_20_Text"/></text:p>
      <text:p text:style-name="P5"><text:span text:style-name="Source_20_Text">-------------</text:span></text:p>
      <text:p text:style-name="P6"><text:span text:style-name="Source_20_Text"><text:span text:style-name="T7">Judaism</text:span></text:span></text:p>
      <text:p text:style-name="P6"><text:span text:style-name="Source_20_Text"/></text:p>
      <text:p text:style-name="P6"><text:a xlink:type="simple" xlink:href="https://en.wikipedia.org/wiki/Judaism" text:style-name="Internet_20_link" text:visited-style-name="Visited_20_Internet_20_Link"><text:span text:style-name="Source_20_Text">https://en.wikipedia.org/wiki/Judaism</text:span></text:a></text:p>
      <text:p text:style-name="P6"><text:span text:style-name="Source_20_Text"/></text:p>
      <text:p text:style-name="P6"><text:span text:style-name="Source_20_Text">Judaism (originally from Hebrew יהודה, Yehudah, "Judah";[1][2] via Latin and Greek) is the ethnic religion of the Jewish people, comprising the collective religious, cultural and legal tradition and civilization of the Jewish people.[3][4] Judaism is considered by religious Jews to be the expression of the covenant that God established with the Children of Israel.[5] It encompasses a wide body of texts, practices, theological positions, and forms of organization. The Torah is part of the larger text known as the Tanakh or the Hebrew Bible, and supplemental oral tradition represented by later texts such as the Midrash and the Talmud. With </text:span><text:soft-page-break/><text:span text:style-name="Source_20_Text">between 14.5 and 17.4 million adherents worldwide,[6] Judaism is the tenth largest religion in the world.</text:span></text:p>
      <text:p text:style-name="P6"><text:a xlink:type="simple" xlink:href="https://uri.org/kids/world-religions/jewish-beliefs" text:style-name="Internet_20_link" text:visited-style-name="Visited_20_Internet_20_Link"><text:span text:style-name="Source_20_Text">https://uri.org/kids/world-religions/jewish-beliefs</text:span></text:a></text:p>
      <text:p text:style-name="P6"><text:span text:style-name="Source_20_Text"/></text:p>
      <text:p text:style-name="P6"><text:span text:style-name="Source_20_Text"/></text:p>
      <text:p text:style-name="P6"><text:span text:style-name="Source_20_Text">Jewish people believe in the Torah, which was the whole of the laws given to the Israelities at Sinai. They believe they must follow God's laws which govern daily life. </text:span></text:p>
      <text:p text:style-name="P6"><text:span text:style-name="Source_20_Text"/></text:p>
      <text:p text:style-name="P6"><text:span text:style-name="Source_20_Text"/></text:p>
      <text:p text:style-name="P6"><text:a xlink:type="simple" xlink:href="https://www.myjewishlearning.com/article/judaism/" text:style-name="Internet_20_link" text:visited-style-name="Visited_20_Internet_20_Link"><text:span text:style-name="Source_20_Text">https://www.myjewishlearning.com/article/judaism/</text:span></text:a></text:p>
      <text:p text:style-name="P6"><text:span text:style-name="Source_20_Text"/></text:p>
      <text:p text:style-name="P6"><text:span text:style-name="Source_20_Text">Some people think that Judaism is a culture, like being Irish or Indian. Others view it as a religion. Still others say that being Jewish is a nationality, and that the Jewish homeland is the Land of Israel. The truth is, being Jewish encompasses all these things — and a whole lot more. The entire span of Jewish life and knowledge is nearly impossible to define…yet exciting to explore.</text:span></text:p>
      <text:p text:style-name="P6"><text:span text:style-name="Source_20_Text"/></text:p>
      <text:p text:style-name="P6"><text:span text:style-name="Source_20_Text">---------------</text:span></text:p>
      <text:p text:style-name="P7"><text:span text:style-name="Source_20_Text"><text:span text:style-name="T8">Shintoism</text:span></text:span></text:p>
      <text:p text:style-name="P7"><text:span text:style-name="Source_20_Text"/></text:p>
      <text:p text:style-name="P7"><text:a xlink:type="simple" xlink:href="https://en.wikipedia.org/wiki/Shinto" text:style-name="Internet_20_link" text:visited-style-name="Visited_20_Internet_20_Link"><text:span text:style-name="Source_20_Text">https://en.wikipedia.org/wiki/Shinto</text:span></text:a></text:p>
      <text:p text:style-name="P7"><text:span text:style-name="Source_20_Text"/></text:p>
      <text:p text:style-name="P7"><text:span text:style-name="Source_20_Text">Shinto,[a] also known as Shintoism or kami-no-michi, is a religion originating from Japan. Classified as an East Asian religion, its practitioners often regard it as Japan's ethnic religion, although this description is disputed by various scholars of religion. Practitioners are often called Shintoists, although a broader range of Japanese people who do not identify as such also take part in Shinto customs.</text:span></text:p>
      <text:p text:style-name="P7"><text:span text:style-name="Source_20_Text"/></text:p>
      <text:p text:style-name="P7"><text:a xlink:type="simple" xlink:href="https://uri.org/kids/world-religions/shintoism" text:style-name="Internet_20_link" text:visited-style-name="Visited_20_Internet_20_Link"><text:span text:style-name="Source_20_Text">https://uri.org/kids/world-religions/shintoism</text:span></text:a></text:p>
      <text:p text:style-name="P7"><text:span text:style-name="Source_20_Text"/></text:p>
      <text:p text:style-name="P7"><text:span text:style-name="Source_20_Text">The followers of Shintoism believe that spiritual powers exist in the natural world.</text:span></text:p>
      <text:p text:style-name="P7"><text:span text:style-name="Source_20_Text"/></text:p>
      <text:p text:style-name="P7"><text:a xlink:type="simple" xlink:href="https://www.japan-guide.com/e/e2056.html" text:style-name="Internet_20_link" text:visited-style-name="Visited_20_Internet_20_Link"><text:span text:style-name="Source_20_Text">https://www.japan-guide.com/e/e2056.html</text:span></text:a></text:p>
      <text:p text:style-name="P7"><text:span text:style-name="Source_20_Text"/></text:p>
      <text:p text:style-name="P7"><text:span text:style-name="Source_20_Text">"Shinto gods" are called kami. They are sacred spirits which take the form of things and concepts important to life, such as wind, rain, mountains, trees, rivers and fertility. Humans become kami after they die and are revered by their families as ancestral kami. The kami of extraordinary people are even enshrined at some shrines. The Sun Goddess Amaterasu is considered Shinto's most important kami.</text:span></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oft-page-break/><text:span text:style-name="Source_20_Text"/></text:p>
      <text:p text:style-name="P7"><text:span text:style-name="Source_20_Text"/></text:p>
      <text:p text:style-name="P8"><text:span text:style-name="Source_20_Text">-------------</text:span></text:p>
      <text:p text:style-name="P8"><text:span text:style-name="Source_20_Text"><text:span text:style-name="T9">Taoism</text:span></text:span></text:p>
      <text:p text:style-name="P8"><text:span text:style-name="Source_20_Text"/></text:p>
      <text:p text:style-name="P8"><text:a xlink:type="simple" xlink:href="https://en.wikipedia.org/wiki/Taoism" text:style-name="Internet_20_link" text:visited-style-name="Visited_20_Internet_20_Link"><text:span text:style-name="Source_20_Text">https://en.wikipedia.org/wiki/Taoism</text:span></text:a></text:p>
      <text:p text:style-name="P8"><text:span text:style-name="Source_20_Text"/></text:p>
      <text:p text:style-name="P8">Taoism (/ˈdaʊɪzəm/, /ˈtaʊ-/), or Daoism (/ˈdaʊ-/), is a philosophical or religious tradition of Chinese origin which emphasises living in harmony with the Tao (Chinese: 道; pinyin: Dào; literally: 'the Way', also romanised as Dao). The Tao is a fundamental idea in most Chinese philosophical schools; in Taoism, however, it denotes the principle that is the source, pattern and substance of everything that exists.[2][3] Taoism differs from Confucianism by not emphasising rigid rituals and social order, but is similar in the sense that it is a teaching about the various disciplines for achieving "perfection" by becoming one with the unplanned rhythms of the universe called "the way" or "dao".[2][4] Taoist ethics vary depending on the particular school, but in general tend to emphasise wu wei (action without intention), "naturalness", simplicity, spontaneity, and the Three Treasures: 慈 "compassion", 儉 "frugality", and 不敢為天下先 "humility".</text:p>
      <text:p text:style-name="P8"/>
      <text:p text:style-name="P8"><text:a xlink:type="simple" xlink:href="https://personaltao.com/taoism/taoism-101/" text:style-name="Internet_20_link" text:visited-style-name="Visited_20_Internet_20_Link">https://personaltao.com/taoism/taoism-101/</text:a></text:p>
      <text:p text:style-name="P8"/>
      <text:p text:style-name="P8">To many people, a confusing aspect of Taoism is its very definition. Many religions will happily push judgment and dogma which in reflection defines a person. Taoism flips this around. It starts by teaching a truth; “The Tao” is indefinable. It then follows up by teaching that each person can discover the Tao on their terms. A teaching like this can be very hard to grasp when most people desire very concrete definitions in their own life.</text:p>
      <text:p text:style-name="P8"/>
      <text:p text:style-name="P8"/>
      <text:p text:style-name="P8"><text:a xlink:type="simple" xlink:href="https://uri.org/kids/world-religions/taoism" text:style-name="Internet_20_link" text:visited-style-name="Visited_20_Internet_20_Link">https://uri.org/kids/world-religions/taoism</text:a></text:p>
      <text:p text:style-name="P8"/>
      <text:p text:style-name="P8">Tao means "Way." It is pronounced dow. The Way, according to Taoists, is the spiritual force that underlies the universe and is found in all things. Even though it is a part of all things, it is greater than all things. It is the ultimate reality.</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9">------------</text:p>
      <text:p text:style-name="P9">Buddhism</text:p>
      <text:p text:style-name="P9"/>
      <text:p text:style-name="P9"/>
      <text:p text:style-name="P9"><text:a xlink:type="simple" xlink:href="https://en.wikipedia.org/wiki/Buddhism" text:style-name="Internet_20_link" text:visited-style-name="Visited_20_Internet_20_Link">https://en.wikipedia.org/wiki/Buddhism</text:a></text:p>
      <text:p text:style-name="P9"/>
      <text:p text:style-name="P9">Buddhism (/ˈbʊdɪzəm/, US: /ˈbuːd-/)[1][2] is the world's fourth-largest religion[3][4] with over 520 million followers, or over 7% of the global population, known as Buddhists.[web 1][5] Buddhism encompasses a variety of traditions, beliefs and spiritual practices largely based on original teachings attributed to the Buddha and resulting interpreted philosophies. It originated in ancient India as a Sramana tradition sometime between the 6th and 4th centuries BCE, spreading through much of Asia. Two major extant branches of Buddhism are generally recognized by scholars: Theravada (Pali: "The School of the Elders") and Mahayana (Sanskrit: "The Great Vehicle").</text:p>
      <text:p text:style-name="P9"/>
      <text:p text:style-name="P9"/>
      <text:p text:style-name="P9"><text:a xlink:type="simple" xlink:href="https://thebuddhistcentre.com/buddhism" text:style-name="Internet_20_link" text:visited-style-name="Visited_20_Internet_20_Link">https://thebuddhistcentre.com/buddhism</text:a></text:p>
      <text:p text:style-name="P9"/>
      <text:p text:style-name="P9">Buddhism is a path of practice and spiritual development leading to Insight into the true nature of reality. Buddhist practices like meditation are means of changing yourself in order to develop the qualities of awareness, kindness, and wisdom.</text:p>
      <text:p text:style-name="P9"/>
      <text:p text:style-name="P9"/>
      <text:p text:style-name="P9"><text:a xlink:type="simple" xlink:href="https://www.diamondway-buddhism.org/buddhism/" text:style-name="Internet_20_link" text:visited-style-name="Visited_20_Internet_20_Link">https://www.diamondway-buddhism.org/buddhism/</text:a></text:p>
      <text:p text:style-name="P9"/>
      <text:p text:style-name="P9">“From a Buddhist perspective happiness and joy do not depend on outer conditions, which change constantly, but on the experiencer of all phenomena — mind itself.”</text:p>
      <text:p text:style-name="P9">Lama Ole Nydahl, Buddha and Love</text:p>
      <text:p text:style-name="P9"/>
      <text:p text:style-name="P9">-------</text:p>
      <text:p text:style-name="P10">Underrepresented Religions</text:p>
      <text:p text:style-name="P10"/>
      <text:p text:style-name="P11">Zoroastrianism</text:p>
      <text:p text:style-name="P11"/>
      <text:p text:style-name="P11"><text:a xlink:type="simple" xlink:href="https://en.wikipedia.org/wiki/Zoroastrianism" text:style-name="Internet_20_link" text:visited-style-name="Visited_20_Internet_20_Link">https://en.wikipedia.org/wiki/Zoroastrianism</text:a></text:p>
      <text:p text:style-name="P11"/>
      <text:p text:style-name="P11">Zoroastrianism or Mazdayasna is one of the world's oldest continuously practiced religions. It is centered in a dualistic cosmology of good and evil and an eschatology predicting the ultimate conquest of evil with theological elements of henotheism, monotheism/monism, and polytheism.[1][2][3][4] Ascribed to the teachings of the Iranian-speaking spiritual leader Zoroaster (also known as Zarathushtra),[5] it exalts an uncreated and benevolent deity of wisdom, Ahura Mazda (Wise Lord), as its supreme being.[6] Major features of Zoroastrianism, such as messianism, judgment after death, heaven and hell, and free will may have influenced other religious and philosophical systems, including Second Temple Judaism, Gnosticism, Greek philosophy,[7] Christianity, Islam,[8] the Bahá'í Faith, and Buddhism.[9]</text:p>
      <text:p text:style-name="P11"/>
      <text:p text:style-name="P11">Mormonism</text:p>
      <text:p text:style-name="P11"><text:soft-page-break/></text:p>
      <text:p text:style-name="P11"><text:a xlink:type="simple" xlink:href="https://en.wikipedia.org/wiki/Mormonism" text:style-name="Internet_20_link" text:visited-style-name="Visited_20_Internet_20_Link">https://en.wikipedia.org/wiki/Mormonism</text:a></text:p>
      <text:p text:style-name="P11"/>
      <text:p text:style-name="P11">Mormonism has common beliefs with the rest of the Latter Day Saint movement, including the use of and belief in the Bible, and in other religious texts including the Book of Mormon and Doctrine and Covenants. It also accepts the Pearl of Great Price as part of its scriptural canon, and has a history of teaching eternal marriage, eternal progression and polygamy (plural marriage), although the LDS Church formally abandoned the practice of plural marriage in 1890. Cultural Mormonism, a lifestyle promoted by Mormon institutions, includes cultural Mormons who identify with the culture, but not necessarily the theology.</text:p>
      <text:p text:style-name="P11"/>
      <text:p text:style-name="P11">Jainism</text:p>
      <text:p text:style-name="P11"/>
      <text:p text:style-name="P11"><text:a xlink:type="simple" xlink:href="http://www.religionfacts.com/jainism" text:style-name="Internet_20_link" text:visited-style-name="Visited_20_Internet_20_Link">http://www.religionfacts.com/jainism</text:a></text:p>
      <text:p text:style-name="P11"/>
      <text:p text:style-name="P12">The goal of life in Jainism is to reach liberation by a life of purification, discipline, and nonviolence as taught by the tirthankaras. Jain rituals center around sacred images and mantras.</text:p>
      <text:p text:style-name="P16"/>
      <text:p text:style-name="P12"/>
      <text:p text:style-name="P13">Christianity</text:p>
      <text:p text:style-name="P13"/>
      <text:p text:style-name="P13"><text:a xlink:type="simple" xlink:href="https://en.wikipedia.org/wiki/Christianity" text:style-name="Internet_20_link" text:visited-style-name="Visited_20_Internet_20_Link">https://en.wikipedia.org/wiki/Christianity</text:a></text:p>
      <text:p text:style-name="P13"/>
      <text:p text:style-name="P13">Christianity began as a Second Temple Judaic sect in the 1st century in the Roman province of Judea. Jesus' apostles and their followers spread around Syria, the Levant, Europe, Anatolia, Mesopotamia, Transcaucasia, Egypt, and Ethiopia, despite initial persecution. It soon attracted gentile God-fearers, which led to a departure from Jewish customs, and, after the Fall of Jerusalem, AD 70 which ended the Temple-based Judaism, Christianity as a religion began.</text:p>
      <text:p text:style-name="P13"/>
      <text:p text:style-name="P13"><text:a xlink:type="simple" xlink:href="https://rlp.hds.harvard.edu/religions/christianity" text:style-name="Internet_20_link" text:visited-style-name="Visited_20_Internet_20_Link">https://rlp.hds.harvard.edu/religions/christianity</text:a></text:p>
      <text:p text:style-name="P13"/>
      <text:p text:style-name="P13">Jesus left no writings, nor did others write about him until decades after he died. However, the small number of disciples that experienced his resurrection were inspired with an energy that led to the creation of communities of faith throughout the Mediterranean world and, eventually, throughout the whole world. It was in Antioch, now in modern-day Turkey, that they were first called “Christians,” followers of the way of Christ. In the first three centuries, Christianity spread throughout the Greco-Roman world, which extended from the Iberian to the Indian coast. From the fifth to the seventh century, Christian outreach spread throughout northern Europe. Syrian Christians even missionized in China during this time. In the tenth century, missionaries from Constantinople brought Christianity to Russia.</text:p>
      <text:p text:style-name="P13"><text:a xlink:type="simple" xlink:href="https://www.allaboutreligion.org/christianity.htm" text:style-name="Internet_20_link" text:visited-style-name="Visited_20_Internet_20_Link"/></text:p>
      <text:p text:style-name="P13"/>
      <text:p text:style-name="P13"><text:a xlink:type="simple" xlink:href="https://uri.org/kids/world-religions/christian-beliefs" text:style-name="Internet_20_link" text:visited-style-name="Visited_20_Internet_20_Link">https://uri.org/kids/world-religions/christian-beliefs</text:a></text:p>
      <text:p text:style-name="P13"/>
      <text:p text:style-name="P13"/>
      <text:p text:style-name="P13">Christians believe that Jesus Christ was the Son of God – fully human and fully divine – and that through believing in him and following his teachings they can inherit eternal life.</text:p>
      <text:p text:style-name="P13"/>
      <text:p text:style-name="P17"><text:soft-page-break/></text:p>
      <text:p text:style-name="P13"/>
      <text:p text:style-name="P14">Islam</text:p>
      <text:p text:style-name="P14"/>
      <text:p text:style-name="P14"><text:a xlink:type="simple" xlink:href="https://en.wikipedia.org/wiki/Islam" text:style-name="Internet_20_link" text:visited-style-name="Visited_20_Internet_20_Link">https://en.wikipedia.org/wiki/Islam</text:a></text:p>
      <text:p text:style-name="P14"/>
      <text:p text:style-name="P14">Islam (/ˈɪslɑːm/;[note 1] Arabic: ٱلْإِسْلَام‎, romanized: al-Islām [alʔɪsˈlaːm] (About this soundlisten)) is an Abrahamic, monotheistic religion teaching that there is only one God (Allah), and that Muhammad is a messenger of God.[1][2][3] It is the world's second-largest religion with over 1.9 billion followers or 24.4% of the world's population,[4] commonly known as Muslims.[5] Muslims make up a majority of the population in 50 countries.[6] Islam teaches that God is merciful, all-powerful, and unique,[7] and has guided mankind through prophets, revealed scriptures and natural signs.[3][8] The primary scriptures of Islam are the Quran, believed to be the verbatim word of God, and the teachings and normative examples (called the sunnah, composed of accounts called hadith) of Muhammad (c. 570 – 8 June 632 CE).[9]</text:p>
      <text:p text:style-name="P14"/>
      <text:p text:style-name="P14"><text:a xlink:type="simple" xlink:href="https://ing.org/top-100-frequently-asked-questions-about-muslims-and-their-faith/?gclid=EAIaIQobChMI8dnCnfLM5QIVTJyzCh0bpg05EAMYASAAEgJMP_D_BwE" text:style-name="Internet_20_link" text:visited-style-name="Visited_20_Internet_20_Link">https://ing.org/top-100-frequently-asked-questions-about-muslims-and-their-faith/?gclid=EAIaIQobChMI8dnCnfLM5QIVTJyzCh0bpg05EAMYASAAEgJMP_D_BwE</text:a></text:p>
      <text:p text:style-name="P14"/>
      <text:p text:style-name="P14">We start from five basic principles that ING subscribes to as basic to our vision of Islam in America. These are fundamental values shared by most of the world’s major religious traditions today:</text:p>
      <text:p text:style-name="P14"/>
      <text:p text:style-name="P14">We affirm and uphold the sanctity of all human life, the taking of which is among the gravest of all sins.</text:p>
      <text:p text:style-name="P14">We affirm the right to freedom of thought, religion, conscience, and expression.</text:p>
      <text:p text:style-name="P14">We affirm the right to security in one’s livelihood, profession, and residence.</text:p>
      <text:p text:style-name="P14">We believe that God created us all with the diversity of race, religion, language, and belief to get to know one another, respect one another, and uphold our collective human dignity.</text:p>
      <text:p text:style-name="P14">We believe that Islam is above all a religion of peace and mercy and that as Muslims we are obligated to model those traits in our lives and characters and to work for the good of our homeland and society, wherever that might be</text:p>
      <text:p text:style-name="P14"/>
      <text:p text:style-name="P14"><text:a xlink:type="simple" xlink:href="https://www.namb.net/apologetics-blog/islam-overview/?utm_source=adwords&amp;utm_campaign=Dynamic+Search+-+namb.net&amp;utm_medium=ppc&amp;utm_term=&amp;hsa_kw=&amp;hsa_mt=b&amp;hsa_tgt=dsa-49644716107&amp;hsa_src=g&amp;hsa_ad=339532744216&amp;hsa_ver=3&amp;hsa_cam=1743728335&amp;hsa_net=adwords&amp;hsa_acc=9770927115&amp;hsa_grp=68720452539&amp;gclid=EAIaIQobChMI8dnCnfLM5QIVTJyzCh0bpg05EAMYAiAAEgJgrPD_BwE" text:style-name="Internet_20_link" text:visited-style-name="Visited_20_Internet_20_Link">https://www.namb.net/apologetics-blog/islam-overview/?utm_source=adwords&amp;utm_campaign=Dynamic+Search+-+namb.net&amp;utm_medium=ppc&amp;utm_term=&amp;hsa_kw=&amp;hsa_mt=b&amp;hsa_tgt=dsa-49644716107&amp;hsa_src=g&amp;hsa_ad=339532744216&amp;hsa_ver=3&amp;hsa_cam=1743728335&amp;hsa_net=adwords&amp;hsa_acc=9770927115&amp;hsa_grp=68720452539&amp;gclid=EAIaIQobChMI8dnCnfLM5QIVTJyzCh0bpg05EAMYAiAAEgJgrPD_BwE</text:a></text:p>
      <text:p text:style-name="P14"/>
      <text:p text:style-name="P14"/>
      <text:p text:style-name="P14">Muhammad is believed by Muslims to be the last and greatest prophet of God-"the seal of the prophets." It was through him that the Qur'an was dictated, thus according him the supreme place among the seers of God. A native of Mecca, Muhammad was forced to flee that city in A.D. 622 after preaching vigorously against the paganism of the city. Having secured his leadership in Medina, and with several military victories to his credit, Muhammad returned in triumph to Mecca in A.D. 630. There, he established Islam as the religion of all Arabia.</text:p>
      <text:p text:style-name="P14"/>
      <text:p text:style-name="P14"/>
      <text:p text:style-name="P14"><text:soft-page-break/>--------------------------------</text:p>
      <text:p text:style-name="P14"/>
      <text:p text:style-name="P15">Sikhism</text:p>
      <text:p text:style-name="P15"/>
      <text:p text:style-name="P15"><text:a xlink:type="simple" xlink:href="https://www.sikhs.org/" text:style-name="Internet_20_link" text:visited-style-name="Visited_20_Internet_20_Link">https://www.sikhs.org/</text:a></text:p>
      <text:p text:style-name="P15"/>
      <text:p text:style-name="P15"><text:s/>Sikhism preaches a message of Devotion and remembrance of God at all times, truthful living, equality of mankind and denounces superstitions and blind rituals. Sikhism is open to all through the teachings of its 10 Gurus enshrined in the Sikh Holy Book and Living Guru, Sri Guru Granth Sahib.</text:p>
      <text:p text:style-name="P15"/>
      <text:p text:style-name="P15"><text:a xlink:type="simple" xlink:href="https://www.interfaithsustain.com/sikh-ecology/?gclid=EAIaIQobChMI0PO1tfTM5QIVBJyzCh17rABCEAAYASAAEgI9GfD_BwE" text:style-name="Internet_20_link" text:visited-style-name="Visited_20_Internet_20_Link">https://www.interfaithsustain.com/sikh-ecology/?gclid=EAIaIQobChMI0PO1tfTM5QIVBJyzCh17rABCEAAYASAAEgI9GfD_BwE</text:a></text:p>
      <text:p text:style-name="P15"/>
      <text:p text:style-name="P15">Sikhs teach that humans create their surroundings as a reflection of their inner state, and hence the increasing barrenness of the earth reflects a spiritual emptiness within humans. The solution according to Sikhism can be found in prayer and the spirit of humility before the divine will of God.</text:p>
      <text:p text:style-name="P15"/>
      <text:p text:style-name="P15"><text:a xlink:type="simple" xlink:href="https://en.wikipedia.org/wiki/Sikhism" text:style-name="Internet_20_link" text:visited-style-name="Visited_20_Internet_20_Link">https://en.wikipedia.org/wiki/Sikhism</text:a></text:p>
      <text:p text:style-name="P15"/>
      <text:p text:style-name="P15">Sikhism /ˈsɪkɪzəm/; Punjabi: ਸਿੱਖੀ), or Sikhi[3] (Sikkhī, pronounced [ˈsɪkːʰiː], from Sikh, meaning a "disciple", "seeker," or "learner"), is a monotheistic religion that originated in the Punjab region of the Indian subcontinent around the end of the 15th century.[4][5][6][7][8][9][10] It is one of the youngest of the major world religions and the world's fifth largest organized religion, as well as being the world's ninth-largest overall religion.[11] The fundamental beliefs of Sikhism, articulated in the sacred scripture Guru Granth Sahib, include faith and meditation on the name of the one creator, divine unity and equality of all humankind, engaging in selfless service, striving for justice for the benefit and prosperity of all and honest conduct and livelihood while living a householder's life.[12][13][14] As of the early 21st century, there are 27 million Sikhs according to Oxford Sikhs.[15]</text:p>
      <text:p text:style-name="P15"/>
      <text:p text:style-name="P15"/>
      <text:p text:style-name="P15">African Religions</text:p>
      <text:p text:style-name="P15"/>
      <text:p text:style-name="P15"><text:a xlink:type="simple" xlink:href="https://en.wikipedia.org/wiki/Traditional_African_religions" text:style-name="Internet_20_link" text:visited-style-name="Visited_20_Internet_20_Link">https://en.wikipedia.org/wiki/Traditional_African_religions</text:a></text:p>
      <text:p text:style-name="P15"/>
      <text:p text:style-name="P15">Animism builds the core concept of traditional African religions, this includes the worship of tutelary deities, nature worship, ancestor worship and the belief in an afterlife. While some religions adopted a pantheistic worldview, most follow a polytheistic system with various gods, spirits and other supernatural beings.[19] Traditional African religions also have elements of fetishism, shamanism and veneration of relics.[20]</text:p>
      <text:p text:style-name="P15"/>
      <text:p text:style-name="P15"><text:a xlink:type="simple" xlink:href="http://www.theinterfaithobserver.org/journal-articles/2017/10/30/15-facts-on-african-religions" text:style-name="Internet_20_link" text:visited-style-name="Visited_20_Internet_20_Link">http://www.theinterfaithobserver.org/journal-articles/2017/10/30/15-facts-on-african-religions</text:a></text:p>
      <text:p text:style-name="P15"/>
      <text:p text:style-name="P15"/>
      <text:p text:style-name="P15"/>
      <text:p text:style-name="P15">NA Native American Religion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rtel Sans" svg:font-family="'Martel Sans', Arial, Helvetica, sans-serif"/>
    <style:font-face style:name="Roboto Slab" svg:font-family="'Roboto Slab', Garamond, serif"/>
    <style:font-face style:name="inherit" svg:font-family="inherit"/>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15:55:02.501306232</meta:creation-date>
    <meta:generator>LibreOffice/6.0.7.3$Linux_X86_64 LibreOffice_project/00m0$Build-3</meta:generator>
    <dc:date>2019-11-02T22:49:35.259907373</dc:date>
    <meta:editing-duration>PT5H43M43S</meta:editing-duration>
    <meta:editing-cycles>54</meta:editing-cycles>
    <meta:document-statistic meta:table-count="0" meta:image-count="0" meta:object-count="0" meta:page-count="8" meta:paragraph-count="96" meta:word-count="2510" meta:character-count="17542" meta:non-whitespace-character-count="15127"/>
  </office:meta>
</office:document-meta>
</file>